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20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60.00%" fo:text-align="left" fo:margin-left="5.00pt" fo:text-indent="0.00pt" fo:margin-right="298.95pt" fo:margin-top="9.70pt"/>
    </style:style>
    <style:style style:name="P4" style:family="paragraph">
      <style:paragraph-properties fo:line-height="100.00%" fo:text-align="left" fo:margin-left="5.00pt" fo:text-indent="0.00pt" fo:margin-bottom="7.00pt"/>
    </style:style>
    <style:style style:name="P5" style:family="paragraph">
      <style:paragraph-properties fo:line-height="155.00%" fo:text-align="left" fo:margin-left="5.00pt" fo:text-indent="0.00pt" fo:margin-right="255.95pt" fo:margin-top="9.35pt"/>
    </style:style>
    <style:style style:name="P6" style:family="paragraph">
      <style:paragraph-properties fo:line-height="115.00%" fo:text-align="left" fo:margin-left="5.00pt" fo:text-indent="0.00pt" fo:margin-top="0.15pt"/>
    </style:style>
    <style:style style:name="P7" style:family="paragraph">
      <style:paragraph-properties fo:line-height="115.00%" fo:text-align="left" fo:margin-left="19.15pt" fo:text-indent="0.00pt" fo:margin-top="9.30pt"/>
    </style:style>
    <style:style style:name="P8" style:family="paragraph">
      <style:paragraph-properties fo:line-height="115.00%" fo:text-align="left" fo:margin-top="9.30pt"/>
    </style:style>
  </office:automatic-styles>
  <office:body>
    <office:text>
      <text:p text:style-name="P1"><text:span text:style-name="T1">ASSIGNMENT -3</text:span></text:p>
      <text:p text:style-name="P1"><text:span text:style-name="T2"/></text:p>
      <text:p text:style-name="P2"><text:span text:style-name="T2"/></text:p>
      <text:p text:style-name="P2"><text:span text:style-name="T3">CODE 1:</text:span></text:p>
      <text:p text:style-name="P2"><text:span text:style-name="T4"/></text:p>
      <text:p text:style-name="P2"><text:span text:style-name="T5">LED BLINKING</text:span></text:p>
      <text:p text:style-name="P2"><text:span text:style-name="T6"/></text:p>
      <text:p text:style-name="P3"><text:span text:style-name="T7">import RPi.GPIO as GPIO</text:span><text:span text:style-name="T8"><text:s/></text:span><text:span text:style-name="T9">import time</text:span><text:span text:style-name="T10"><text:s/></text:span><text:span text:style-name="T11">GPIO.setmode(GPIO.BCM)</text:span><text:span text:style-name="T12"><text:s/></text:span><text:span text:style-name="T13">cnt =</text:span><text:span text:style-name="T14"><text:s/></text:span><text:span text:style-name="T15">0</text:span></text:p>
      <text:p text:style-name="P4"><text:span text:style-name="T15">MAIL_CHECK_FREQ</text:span><text:span text:style-name="T16"><text:s/></text:span><text:span text:style-name="T17">=</text:span><text:span text:style-name="T18"><text:s/></text:span><text:span text:style-name="T19">1</text:span></text:p>
      <text:p text:style-name="P5"><text:span text:style-name="T19">RED_LED</text:span><text:span text:style-name="T20"><text:s/></text:span><text:span text:style-name="T21">=</text:span><text:span text:style-name="T22"><text:s/></text:span><text:span text:style-name="T23">4</text:span><text:span text:style-name="T24"><text:s/></text:span><text:span text:style-name="T25">GPIO.setup(RED_LED,</text:span><text:span text:style-name="T26"><text:s/></text:span><text:span text:style-name="T27">GPIO.OUT)</text:span></text:p>
      <text:p text:style-name="P6"><text:span text:style-name="T27">while</text:span><text:span text:style-name="T28"><text:s/></text:span><text:span text:style-name="T29">True:</text:span></text:p>
      <text:p text:style-name="P7"><text:span text:style-name="T29">if</text:span><text:span text:style-name="T30"><text:s/></text:span><text:span text:style-name="T31">cnt ==</text:span><text:span text:style-name="T32"><text:s/></text:span><text:span text:style-name="T33">0 :</text:span></text:p>
      <text:p text:style-name="P7"><text:span text:style-name="T33">GPIO.output(RED_LED, False) </text:span></text:p>
      <text:p text:style-name="P7"><text:span text:style-name="T33">cnt = 1</text:span></text:p>
      <text:p text:style-name="P7"><text:span text:style-name="T33">else:</text:span></text:p>
      <text:p text:style-name="P7"><text:span text:style-name="T33">GPIO.output(RED_LED, True) </text:span></text:p>
      <text:p text:style-name="P7"><text:span text:style-name="T33">cnt = 0</text:span></text:p>
      <text:p text:style-name="P8"><text:span text:style-name="T33">time.sleep(MAIL_CHECK_FREQ) </text:span></text:p>
      <text:p text:style-name="P8"><text:span text:style-name="T33">GPIO.cleanup()</text:span></text:p>
      <text:p text:style-name="P8"><text:span text:style-name="T34">CODE 2:</text:span></text:p>
      <text:p text:style-name="P8"><text:span text:style-name="T34">TRAFFIC LIGHTS FOR RASPBERRY PI</text:span></text:p>
      <text:p text:style-name="P8"><text:span text:style-name="T35">import RPi.GPIO as GPIO </text:span></text:p>
      <text:p text:style-name="P8"><text:span text:style-name="T35">import time</text:span></text:p>
      <text:p text:style-name="P8"><text:span text:style-name="T35">try:</text:span></text:p>
      <text:p text:style-name="P8"><text:span text:style-name="T35">def lightTraffic(led1, led2, led3, delay ): </text:span></text:p>
      <text:p text:style-name="P8"><text:span text:style-name="T35">GPIO.output(led1, 1) </text:span></text:p>
      <text:p text:style-name="P8"><text:span text:style-name="T35">time.sleep(delay)</text:span></text:p>
      <text:p text:style-name="P8"><text:span text:style-name="T35">GPIO.output(led1, 0)</text:span></text:p>
      <text:p text:style-name="P8"><text:span text:style-name="T35">GPIO.output(led2, 1) </text:span></text:p>
      <text:p text:style-name="P8"><text:span text:style-name="T35">time.sleep(delay) </text:span></text:p>
      <text:p text:style-name="P8"><text:span text:style-name="T35">GPIO.output(led2, 0)</text:span></text:p>
      <text:p text:style-name="P8"><text:span text:style-name="T35">GPIO.output(led3, 1) </text:span></text:p>
      <text:p text:style-name="P8"><text:span text:style-name="T35">time.sleep(delay) </text:span></text:p>
      <text:p text:style-name="P8"><text:span text:style-name="T35">GPIO.output(led3, 0) </text:span></text:p>
      <text:p text:style-name="P8"><text:span text:style-name="T35">GPIO.setmode(GPIO.BCM) </text:span></text:p>
      <text:p text:style-name="P8"><text:span text:style-name="T35">button = 19</text:span></text:p>
      <text:p text:style-name="P8"><text:span text:style-name="T35">GPIO.setup(button, GPIO.IN, pull_up_down=GPIO.PUD_UP) </text:span></text:p>
      <text:p text:style-name="P8"><text:span text:style-name="T35">ledGreen = 16</text:span></text:p>
      <text:p text:style-name="P8"><text:span text:style-name="T35">ledYellow = 12</text:span></text:p>
      <text:p text:style-name="P8"><text:span text:style-name="T35">ledRed = 23</text:span></text:p>
      <text:p text:style-name="P8"><text:span text:style-name="T35">GPIO.setup(ledGreen, GPIO.OUT) </text:span></text:p>
      <text:p text:style-name="P8"><text:span text:style-name="T35">GPIO.setup(ledYellow, GPIO.OUT) </text:span></text:p>
      <text:p text:style-name="P8"><text:span text:style-name="T35">GPIO.setup(ledRed, GPIO.OUT) </text:span></text:p>
      <text:p text:style-name="P8"><text:span text:style-name="T35">while True:</text:span></text:p>
      <text:p text:style-name="P8"><text:span text:style-name="T35">input_state = GPIO.input(button) </text:span></text:p>
      <text:p text:style-name="P8"><text:span text:style-name="T35">if input_state == False: </text:span></text:p>
      <text:p text:style-name="P8"><text:span text:style-name="T35">print('Button Pressed')</text:span></text:p>
      <text:p text:style-name="P8"><text:span text:style-name="T35">lightTraffic(ledGreen, ledYellow, ledRed, 1) </text:span></text:p>
      <text:p text:style-name="P8"><text:span text:style-name="T35">else:</text:span></text:p>
      <text:p text:style-name="P8"><text:span text:style-name="T35">GPIO.output(ledGreen, 0)</text:span></text:p>
      <text:p text:style-name="P8"><text:span text:style-name="T35">GPIO.output(ledYellow, 0)</text:span></text:p>
      <text:p text:style-name="P8"><text:span text:style-name="T35">GPIO.output(ledRed, 0) except KeyboardInterrupt:</text:span></text:p>
      <text:p text:style-name="P8"><text:span text:style-name="T35">print ("You've exited the program") </text:span></text:p>
      <text:p text:style-name="P8"><text:span text:style-name="T35">finally:</text:span></text:p>
      <text:p text:style-name="P8"><text:span text:style-name="T35">GPIO.cleanup(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